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italic"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text-indent="0.5in" style:auto-text-indent="false"/>
      <style:text-properties fo:font-size="12pt" style:font-size-asian="12pt"/>
    </style:style>
    <style:style style:name="P12" style:family="paragraph" style:parent-style-name="Standard">
      <style:paragraph-properties fo:margin-left="1in" fo:margin-right="0in" fo:text-indent="0.5in" style:auto-text-indent="false"/>
      <style:text-properties fo:font-size="12pt" style:font-size-asian="12pt"/>
    </style:style>
    <style:style style:name="P13" style:family="paragraph" style:parent-style-name="Heading_20_1">
      <style:paragraph-properties fo:text-align="center" style:justify-single-word="false"/>
    </style:style>
    <style:style style:name="P14" style:family="paragraph" style:parent-style-name="Heading_20_1" style:master-page-name="Standard">
      <style:paragraph-properties fo:text-align="center" style:justify-single-word="false" style:page-number="auto"/>
    </style:style>
    <style:style style:name="P15" style:family="paragraph" style:parent-style-name="Standard">
      <style:text-properties fo:font-size="12pt" style:font-size-asian="12pt"/>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style:font-size-asian="12pt" style:font-size-complex="12pt" style:font-weight-complex="bold"/>
    </style:style>
    <style:style style:name="P18" style:family="paragraph" style:parent-style-name="Standard">
      <style:text-properties fo:font-size="12pt" officeooo:rsid="00190316" officeooo:paragraph-rsid="00190316" fo:background-color="#77bc65" style:font-size-asian="12pt" style:font-size-complex="12pt"/>
    </style:style>
    <style:style style:name="P19" style:family="paragraph" style:parent-style-name="Standard">
      <style:text-properties fo:font-size="12pt" officeooo:rsid="0019f54e" officeooo:paragraph-rsid="0019f54e" fo:background-color="#77bc65" style:font-size-asian="12pt" style:font-size-complex="12pt"/>
    </style:style>
    <style:style style:name="P20" style:family="paragraph" style:parent-style-name="Standard">
      <style:text-properties fo:font-size="12pt" officeooo:rsid="001b39bc" officeooo:paragraph-rsid="001b39bc" fo:background-color="#77bc65" style:font-size-asian="12pt" style:font-size-complex="12pt"/>
    </style:style>
    <style:style style:name="P21" style:family="paragraph" style:parent-style-name="Standard">
      <style:text-properties fo:font-size="12pt" officeooo:rsid="001c59ea" officeooo:paragraph-rsid="001c59ea" fo:background-color="#77bc65" style:font-size-asian="12pt" style:font-size-complex="12pt" style:font-weight-complex="bold"/>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prE 3810: Computer Organization and Assembly-Level Programming</text:h>
      <text:p text:style-name="P2"/>
      <text:h text:style-name="P13" text:outline-level="1">Project Part 1<text:span text:style-name="T1"> </text:span>Report</text:h>
      <text:p text:style-name="P2"/>
      <text:p text:style-name="P3">Team Members:<text:tab/>______________________________________________</text:p>
      <text:p text:style-name="P3"><text:tab/></text:p>
      <text:p text:style-name="P11"><text:tab/><text:tab/>______________________________________________</text:p>
      <text:p text:style-name="P11"/>
      <text:p text:style-name="P12">______________________________________________</text:p>
      <text:p text:style-name="P12"/>
      <text:p text:style-name="P11"/>
      <text:h text:style-name="Heading_20_2" text:outline-level="2"><text:span text:style-name="T6">Project Teams Group #:</text:span>_____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9"/>
      <text:p text:style-name="P10"><text:span text:style-name="T2">[Part 2 (d)] </text:span><text:span text:style-name="T4">Include your final RISC-V processor schematic in your lab report.</text:span><text:span text:style-name="T2"> </text:span></text:p>
      <text:p text:style-name="P4"/>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4"/>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4"/>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4"/>
      <text:p text:style-name="P19">Some control flow possibilities are:</text:p>
      <text:p text:style-name="P19">- Sequential (R/I/loads/stores/LUI/AUIPC)</text:p>
      <text:p text:style-name="P19"><text:tab/>PC = PC+4</text:p>
      <text:p text:style-name="P19">- Conditional Branch</text:p>
      <text:p text:style-name="P19"><text:tab/>PC = PC + B-imm. This compares two registers and branches based on the comparative</text:p>
      <text:p text:style-name="P19">- Unconditional Branch</text:p>
      <text:p text:style-name="P19"><text:tab/>PC = PC + J-imm. This jumps to a value specified, does not have to compare any values to jump.</text:p>
      <text:p text:style-name="P4"/>
      <text:p text:style-name="Standard"><text:soft-page-break/><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4"/>
      <text:p text:style-name="P10"><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5"/>
      <text:p text:style-name="P4"/>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Standard"><text:span text:style-name="T4"/></text:p>
      <text:p text:style-name="P18">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4"/>
      <text:p text:style-name="Standard"><text:span text:style-name="T2">[Part 3.3.1.(b)] </text:span><text:span text:style-name="T4">In your writeup, briefly describe how your VHDL code implements both the arithmetic and logical shifting operations.</text:span></text:p>
      <text:p text:style-name="P4"/>
      <text:p text:style-name="P20">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4"/>
      <text:p text:style-name="Standard"><text:span text:style-name="T2">[Part 3.3.1.(c)] </text:span><text:span text:style-name="T4">In your writeup, explain how the right barrel shifter above can be enhanced to also support left shifting operations.</text:span></text:p>
      <text:p text:style-name="P4"/>
      <text:p text:style-name="P20">We would mirror the bit movement, but instead of moving bits right they would move toward the most significant end.</text:p>
      <text:p text:style-name="P4"/>
      <text:p text:style-name="P10"><text:span text:style-name="T2">[Part 3.3.1.(d)] </text:span><text:span text:style-name="T4">Describe how the execution of the different shifting operations corresponds to the QuestaSim waveforms in your writeup.</text:span></text:p>
      <text:p text:style-name="P5"/>
      <text:p text:style-name="P10"><text:span text:style-name="T2">[Part 3.3.2.(a)] </text:span><text:span text:style-name="T4">In your writeup, briefly describe your design approach, including any resources you used to choose or implement the design. Include at least one design decision you had to make.</text:span></text:p>
      <text:p text:style-name="P5"/>
      <text:p text:style-name="P21">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5"/>
      <text:p text:style-name="P10"><text:soft-page-break/><text:span text:style-name="T2">[Part 3.3.2.(b)] </text:span><text:span text:style-name="T4">Describe how the execution of the different operations corresponds to the QuestaSim waveforms in your writeup.</text:span></text:p>
      <text:p text:style-name="P7"/>
      <text:p text:style-name="P10"><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7"/>
      <text:p text:style-name="P1">[Part 3.3.5] <text:span text:style-name="T10">Describe how the execution of the different operations corresponds to the QuestaSim waveforms in your writeup.</text:span></text:p>
      <text:p text:style-name="P6"/>
      <text:p text:style-name="P10"><text:span text:style-name="T3">[Part </text:span><text:span text:style-name="T2">3.3.8</text:span><text:span text:style-name="T3">] </text:span><text:span text:style-name="T4">justify why your test plan is comprehensive. Include waveforms that demonstrate your test programs functioning.</text:span></text:p>
      <text:p text:style-name="P6"/>
      <text:p text:style-name="P10"><text:span text:style-name="T3">[Part 4] </text:span><text:span text:style-name="T4">In your writeup, show the QuestaSim output for each of the following tests, and provide a discussion of result correctness. It may be helpful to also annotate the waveforms directly.</text:span></text:p>
      <text:p text:style-name="P8"/>
      <text:p text:style-name="P10"><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4"/>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0-17T13:45:11.366644832</dc:date>
    <meta:print-date>2000-01-05T10:22:00</meta:print-date>
    <meta:editing-cycles>87</meta:editing-cycles>
    <meta:editing-duration>PT5H42M48S</meta:editing-duration>
    <meta:generator>LibreOffice/7.1.8.1$Linux_X86_64 LibreOffice_project/10$Build-1</meta:generator>
    <meta:document-statistic meta:table-count="0" meta:image-count="0" meta:object-count="0" meta:page-count="3" meta:paragraph-count="39" meta:word-count="926" meta:character-count="5926" meta:non-whitespace-character-count="5029"/>
    <meta:user-defined meta:name="ACTIVE">ACTIVE</meta:user-defined>
    <meta:user-defined meta:name="VTCASE">VTCASE</meta:user-defined>
    <meta:user-defined meta:name="VTCommandPending">VTCommandPending</meta:user-defined>
  </office:meta>
</office:document-meta>
</file>